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cm" fo:min-width="1.6cm"/>
    </style:style>
    <style:style style:name="gr2" style:family="graphic" style:parent-style-name="standard">
      <style:graphic-properties draw:textarea-horizontal-align="justify" draw:textarea-vertical-align="middle" draw:auto-grow-height="false" fo:min-height="1.104cm" fo:min-width="1.75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5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3.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5cm" fo:min-width="2.2cm"/>
    </style:style>
    <style:style style:name="gr8" style:family="graphic" style:parent-style-name="standard">
      <style:graphic-properties draw:stroke="none" svg:stroke-color="#000000" draw:fill="none" draw:fill-color="#ffffff" fo:min-height="0.819cm"/>
    </style:style>
    <style:style style:name="gr9" style:family="graphic" style:parent-style-name="standard">
      <style:graphic-properties draw:textarea-horizontal-align="justify" draw:textarea-vertical-align="middle" draw:auto-grow-height="false" fo:min-height="1.75cm" fo:min-width="4.52cm"/>
    </style:style>
    <style:style style:name="gr10" style:family="graphic" style:parent-style-name="standard">
      <style:graphic-properties draw:textarea-horizontal-align="justify" draw:textarea-vertical-align="middle" draw:auto-grow-height="false" fo:min-height="1.75cm" fo:min-width="4.503cm"/>
    </style:style>
    <style:style style:name="gr11" style:family="graphic" style:parent-style-name="standard">
      <style:graphic-properties draw:stroke="none" svg:stroke-color="#000000" draw:fill="none" draw:fill-color="#ffffff" fo:min-height="0.95cm"/>
    </style:style>
    <style:style style:name="gr12" style:family="graphic" style:parent-style-name="standard">
      <style:graphic-properties draw:textarea-horizontal-align="justify" draw:textarea-vertical-align="middle" draw:auto-grow-height="false" fo:min-height="1.25cm" fo:min-width="1.9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1.05cm"/>
    </style:style>
    <style:style style:name="gr15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 fo:background-color="transparent" style:font-size-asian="18pt" style:font-size-complex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2cm" svg:height="2.7cm" svg:x="8cm" svg:y="4cm">
          <text:p text:style-name="P1">snodeList </text:p>
          <text:p text:style-name="P1">为空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measurelines" svg:width="2.4cm" svg:height="1.5cm" svg:x="3.9cm" svg:y="4.6cm">
          <text:p text:style-name="P1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measurelines" svg:x1="10.1cm" svg:y1="6.7cm" svg:x2="10.1cm" svg:y2="8.8cm">
          <text:p/>
        </draw:line>
        <draw:frame draw:style-name="gr4" draw:text-style-name="P3" draw:layer="measurelines" svg:width="1.4cm" svg:height="0.962cm" svg:x="10.3cm" svg:y="7.4cm">
          <draw:text-box>
            <text:p>No</text:p>
          </draw:text-box>
        </draw:frame>
        <draw:custom-shape draw:style-name="gr5" draw:text-style-name="P1" draw:layer="measurelines" svg:width="4.1cm" svg:height="2cm" svg:x="8cm" svg:y="8.8cm">
          <text:p text:style-name="P1">从snodeList中</text:p>
          <text:p text:style-name="P1">取一个snode</text:p>
          <draw:enhanced-geometry svg:viewBox="0 0 21600 21600" draw:type="rectangle" draw:enhanced-path="M 0 0 L 21600 0 21600 21600 0 21600 0 0 Z N"/>
        </draw:custom-shape>
        <draw:line draw:style-name="gr6" draw:text-style-name="P4" draw:layer="measurelines" svg:x1="10cm" svg:y1="10.8cm" svg:x2="10cm" svg:y2="12.2cm">
          <text:p/>
        </draw:line>
        <draw:custom-shape draw:style-name="gr1" draw:text-style-name="P1" xml:id="id1" draw:id="id1" draw:layer="measurelines" svg:width="4.2cm" svg:height="2.7cm" svg:x="7.901cm" svg:y="12.101cm">
          <text:p text:style-name="P1">snode是当前</text:p>
          <text:p text:style-name="P1">activesnod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4" draw:layer="measurelines" svg:x1="10.02cm" svg:y1="14.662cm" svg:x2="10.02cm" svg:y2="16.062cm">
          <text:p/>
        </draw:line>
        <draw:line draw:style-name="gr6" draw:text-style-name="P4" draw:layer="measurelines" svg:x1="8cm" svg:y1="5.3cm" svg:x2="6.4cm" svg:y2="5.3cm">
          <text:p/>
        </draw:line>
        <draw:connector draw:style-name="gr6" draw:text-style-name="P4" draw:layer="measurelines" draw:line-skew="1.798cm" svg:x1="12.101cm" svg:y1="13.451cm" svg:x2="12.2cm" svg:y2="5.35cm" draw:start-shape="id1" draw:start-glue-point="7" draw:end-shape="id2" draw:end-glue-point="7" svg:d="M12101 13451h2399v-8101h-2300" svg:viewBox="0 0 2400 8102">
          <text:p/>
        </draw:connector>
        <draw:frame draw:style-name="gr4" draw:text-style-name="P3" draw:layer="measurelines" svg:width="1.4cm" svg:height="0.962cm" svg:x="10.3cm" svg:y="14.7cm">
          <draw:text-box>
            <text:p>No</text:p>
          </draw:text-box>
        </draw:frame>
        <draw:custom-shape draw:style-name="gr7" draw:text-style-name="P1" xml:id="id3" draw:id="id3" draw:layer="measurelines" svg:width="5.398cm" svg:height="3.498cm" svg:x="7.302cm" svg:y="16.002cm">
          <text:p text:style-name="P1">MysnodeList</text:p>
          <text:p text:style-name="P1">中已有此</text:p>
          <text:p text:style-name="P1">snode？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4" draw:layer="measurelines" svg:x1="10.024cm" svg:y1="19.493cm" svg:x2="10.024cm" svg:y2="20.893cm">
          <text:p/>
        </draw:line>
        <draw:frame draw:style-name="gr8" draw:text-style-name="P3" draw:layer="measurelines" svg:width="1.796cm" svg:height="1.069cm" svg:x="10.304cm" svg:y="19.631cm">
          <draw:text-box>
            <text:p>Yes</text:p>
          </draw:text-box>
        </draw:frame>
        <draw:custom-shape draw:style-name="gr7" draw:text-style-name="P1" draw:layer="measurelines" svg:width="5.398cm" svg:height="3.498cm" svg:x="7.303cm" svg:y="20.903cm">
          <text:p text:style-name="P1">此snode状态</text:p>
          <text:p text:style-name="P1">为reachable？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4" draw:layer="measurelines" svg:x1="10.031cm" svg:y1="24.293cm" svg:x2="10.031cm" svg:y2="25.693cm">
          <text:p/>
        </draw:line>
        <draw:frame draw:style-name="gr4" draw:text-style-name="P3" draw:layer="measurelines" svg:width="1.4cm" svg:height="0.962cm" svg:x="10.311cm" svg:y="24.331cm">
          <draw:text-box>
            <text:p>No</text:p>
          </draw:text-box>
        </draw:frame>
        <draw:custom-shape draw:style-name="gr9" draw:text-style-name="P1" draw:layer="measurelines" svg:width="5.02cm" svg:height="2cm" svg:x="7.48cm" svg:y="25.6cm">
          <text:p text:style-name="P1">从mysnodeList</text:p>
          <text:p text:style-name="P1">中删除旧记录</text:p>
          <draw:enhanced-geometry svg:viewBox="0 0 21600 21600" draw:type="rectangle" draw:enhanced-path="M 0 0 L 21600 0 21600 21600 0 21600 0 0 Z N"/>
        </draw:custom-shape>
        <draw:line draw:style-name="gr6" draw:text-style-name="P4" draw:layer="measurelines" svg:x1="10.148cm" svg:y1="27.54cm" svg:x2="10.148cm" svg:y2="28.94cm">
          <text:p/>
        </draw:line>
        <draw:custom-shape draw:style-name="gr10" draw:text-style-name="P1" xml:id="id4" draw:id="id4" draw:layer="measurelines" svg:width="5.003cm" svg:height="2cm" svg:x="7.597cm" svg:y="28.847cm">
          <text:p text:style-name="P1">将snode加入</text:p>
          <text:p text:style-name="P1">到mysnodeList</text:p>
          <draw:enhanced-geometry svg:viewBox="0 0 21600 21600" draw:type="rectangle" draw:enhanced-path="M 0 0 L 21600 0 21600 21600 0 21600 0 0 Z N"/>
        </draw:custom-shape>
        <draw:connector draw:style-name="gr6" draw:text-style-name="P4" draw:layer="measurelines" draw:line-skew="1.598cm" svg:x1="12.7cm" svg:y1="17.751cm" svg:x2="12.6cm" svg:y2="29.847cm" draw:start-shape="id3" draw:start-glue-point="7" draw:end-shape="id4" draw:end-glue-point="1" svg:d="M12700 17751h2100v12096h-2200" svg:viewBox="0 0 2201 12097">
          <text:p/>
        </draw:connector>
        <draw:frame draw:style-name="gr4" draw:text-style-name="P3" draw:layer="measurelines" svg:width="1.7cm" svg:height="0.962cm" svg:x="12.9cm" svg:y="16.9cm">
          <draw:text-box>
            <text:p>No</text:p>
          </draw:text-box>
        </draw:frame>
        <draw:frame draw:style-name="gr11" draw:text-style-name="P3" draw:layer="measurelines" svg:width="1.8cm" svg:height="1.2cm" svg:x="6.6cm" svg:y="4.5cm">
          <draw:text-box>
            <text:p>Yes</text:p>
          </draw:text-box>
        </draw:frame>
        <draw:connector draw:style-name="gr6" draw:text-style-name="P4" draw:layer="measurelines" draw:line-skew="-3.595cm" svg:x1="7.597cm" svg:y1="29.847cm" svg:x2="9.483cm" svg:y2="3.243cm" draw:start-shape="id4" draw:start-glue-point="3" svg:d="M7597 29847h-4097v-26604h5983" svg:viewBox="0 0 5984 26605">
          <text:p/>
        </draw:connector>
        <draw:custom-shape draw:style-name="gr12" draw:text-style-name="P1" draw:layer="measurelines" svg:width="2.4cm" svg:height="1.5cm" svg:x="8.9cm" svg:y="1.3cm">
          <text:p text:style-name="P1">begin</text:p>
          <draw:enhanced-geometry svg:viewBox="0 0 21600 21600" draw:type="rectangle" draw:enhanced-path="M 0 0 L 21600 0 21600 21600 0 21600 0 0 Z N"/>
        </draw:custom-shape>
        <draw:line draw:style-name="gr6" draw:text-style-name="P4" draw:layer="measurelines" svg:x1="10.114cm" svg:y1="2.7cm" svg:x2="10.114cm" svg:y2="4.3cm">
          <text:p/>
        </draw:line>
        <draw:line draw:style-name="gr13" draw:text-style-name="P4" draw:layer="measurelines" svg:x1="7.3cm" svg:y1="22.6cm" svg:x2="3.5cm" svg:y2="22.6cm">
          <text:p/>
        </draw:line>
        <draw:frame draw:style-name="gr14" draw:text-style-name="P3" draw:layer="measurelines" svg:width="2.1cm" svg:height="1.3cm" svg:x="5.2cm" svg:y="21.3cm">
          <draw:text-box>
            <text:p>Yes</text:p>
          </draw:text-box>
        </draw:frame>
        <draw:frame draw:style-name="gr15" draw:text-style-name="P3" draw:layer="measurelines" svg:width="2.3cm" svg:height="1.1cm" svg:x="12.3cm" svg:y="12.5cm">
          <draw:text-box>
            <text:p>Y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文泉驿微米黑" svg:font-family="文泉驿微米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驿微米黑" style:font-size-asian="24pt" style:language-asian="zh" style:country-asian="CN" style:font-name-complex="文泉驿微米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驿微米黑" style:font-family-asian="文泉驿微米黑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33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31T15:56:43.140756551</meta:creation-date>
    <dc:date>2017-11-01T10:04:33.159823214</dc:date>
    <meta:editing-duration>PT17H26M31S</meta:editing-duration>
    <meta:editing-cycles>2</meta:editing-cycles>
    <meta:generator>LibreOffice/5.1.2.2$Linux_X86_64 LibreOffice_project/10m0$Build-2</meta:generator>
    <meta:document-statistic meta:object-count="29"/>
  </office:meta>
</office:document-meta>
</file>